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626cm" fo:min-width="15.058cm" fo:wrap-option="wrap"/>
    </style:style>
    <style:style style:name="gr2" style:family="graphic" style:parent-style-name="standard">
      <style:graphic-properties svg:stroke-width="0.203cm" svg:stroke-color="#808080" draw:marker-start-width="0.508cm" draw:marker-end-width="0.508cm" draw:fill="none" draw:textarea-horizontal-align="justify" draw:textarea-vertical-align="middle" draw:auto-grow-height="false" fo:min-height="9.758cm" fo:min-width="9.085cm" fo:padding-top="0.226cm" fo:padding-bottom="0.226cm" fo:padding-left="0.351cm" fo:padding-right="0.351cm" fo:wrap-option="wrap"/>
    </style:style>
    <style:style style:name="gr3" style:family="graphic" style:parent-style-name="objectwithoutfill">
      <style:graphic-properties draw:stroke="dash" draw:stroke-dash="Double_20_Dash" draw:marker-end="Arrowheads_20_4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ouble_20_Dash" draw:marker-end="Arrowheads_20_6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0.102cm" fo:min-width="0cm"/>
    </style:style>
    <style:style style:name="gr8" style:family="graphic" style:parent-style-name="standard">
      <style:graphic-properties draw:fill="solid" draw:fill-color="#2a6099" draw:textarea-horizontal-align="justify" draw:textarea-vertical-align="middle" draw:auto-grow-height="false" fo:min-height="0.2cm" fo:min-width="0cm" fo:wrap-option="wrap"/>
    </style:style>
    <style:style style:name="gr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8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17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style:text-properties fo:font-size="10pt"/>
    </style:style>
    <style:style style:name="P7" style:family="paragraph">
      <loext:graphic-properties draw:fill="none" draw:fill-color="#ffffff"/>
      <style:text-properties fo:font-size="10pt"/>
    </style:style>
    <style:style style:name="P8" style:family="paragraph">
      <style:text-properties fo:font-size="7pt"/>
    </style:style>
    <style:style style:name="P9" style:family="paragraph">
      <loext:graphic-properties draw:fill="none" draw:fill-color="#ffffff"/>
      <style:text-properties fo:font-size="7pt"/>
    </style:style>
    <style:style style:name="T1" style:family="text">
      <style:text-properties style:text-position="sub 58%"/>
    </style:style>
    <style:style style:name="T2" style:family="text">
      <style:text-properties fo:font-size="10pt"/>
    </style:style>
    <style:style style:name="T3" style:family="text">
      <style:text-properties style:text-position="sub 58%" fo:font-size="10pt"/>
    </style:style>
    <style:style style:name="T4" style:family="text">
      <style:text-properties fo:font-size="7pt"/>
    </style:style>
    <style:style style:name="T5" style:family="text">
      <style:text-properties style:text-position="sub 58%"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8cm" svg:height="15.876cm" svg:x="3.54cm" svg:y="7.98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87cm" svg:height="10.21cm" draw:transform="rotate (0.101403629540871) translate (6.105cm 10.8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" draw:text-style-name="P2" draw:layer="layout" svg:x1="5.445cm" svg:y1="22.59cm" svg:x2="5.445cm" svg:y2="20.05cm">
            <text:p/>
          </draw:line>
          <draw:line draw:style-name="gr4" draw:text-style-name="P2" draw:layer="layout" svg:x1="5.445cm" svg:y1="22.59cm" svg:x2="7.985cm" svg:y2="22.59cm">
            <text:p/>
          </draw:line>
          <draw:frame draw:style-name="gr5" draw:text-style-name="P3" draw:layer="layout" svg:width="1.587cm" svg:height="0.962cm" svg:x="5.762cm" svg:y="21.32cm">
            <draw:text-box>
              <text:p>{w}</text:p>
            </draw:text-box>
          </draw:frame>
          <draw:frame draw:style-name="gr6" draw:text-style-name="P3" draw:layer="layout" svg:width="1.27cm" svg:height="0.962cm" svg:x="6.08cm" svg:y="22.59cm">
            <draw:text-box>
              <text:p>x<text:span text:style-name="T1">w</text:span></text:p>
            </draw:text-box>
          </draw:frame>
          <draw:frame draw:style-name="gr6" draw:text-style-name="P3" draw:layer="layout" svg:width="1.27cm" svg:height="0.962cm" svg:x="4.492cm" svg:y="21.002cm">
            <draw:text-box>
              <text:p>y<text:span text:style-name="T1">w</text:span></text:p>
            </draw:text-box>
          </draw:frame>
        </draw:g>
        <draw:g>
          <draw:custom-shape draw:style-name="gr7" draw:text-style-name="P4" draw:layer="layout" svg:width="3.81cm" svg:height="3.81cm" svg:x="11.794cm" svg:y="15.28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805.82218725413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5" draw:layer="layout" svg:width="0.635cm" svg:height="0.636cm" svg:x="13.382cm" svg:y="14.9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635cm" svg:height="0.636cm" svg:x="11.477cm" svg:y="16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635cm" svg:height="0.636cm" svg:x="13.382cm" svg:y="18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5" draw:layer="layout" svg:width="0.635cm" svg:height="0.636cm" svg:x="15.287cm" svg:y="1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2" draw:layer="layout" svg:x1="11.456cm" svg:y1="15.35cm" svg:x2="11.293cm" svg:y2="13.746cm">
            <text:p/>
          </draw:line>
          <draw:line draw:style-name="gr4" draw:text-style-name="P2" draw:layer="layout" svg:x1="11.457cm" svg:y1="15.35cm" svg:x2="13.065cm" svg:y2="15.186cm">
            <text:p/>
          </draw:line>
          <draw:frame draw:style-name="gr9" draw:text-style-name="P7" draw:layer="layout" svg:width="1.01cm" svg:height="0.645cm" draw:transform="rotate (0.101403629540871) translate (11.418cm 14.681cm)">
            <draw:text-box>
              <text:p text:style-name="P6"><text:span text:style-name="T2">{b}</text:span></text:p>
            </draw:text-box>
          </draw:frame>
          <draw:frame draw:style-name="gr9" draw:text-style-name="P7" draw:layer="layout" svg:width="0.895cm" svg:height="0.645cm" draw:transform="rotate (0.101403629540871) translate (11.798cm 15.28cm)">
            <draw:text-box>
              <text:p text:style-name="P6"><text:span text:style-name="T2">x</text:span><text:span text:style-name="T3">b</text:span></text:p>
            </draw:text-box>
          </draw:frame>
          <draw:frame draw:style-name="gr9" draw:text-style-name="P7" draw:layer="layout" svg:width="0.93cm" svg:height="0.645cm" draw:transform="rotate (0.101403629540871) translate (10.739cm 14.471cm)">
            <draw:text-box>
              <text:p text:style-name="P6"><text:span text:style-name="T2">y</text:span><text:span text:style-name="T3">b</text:span></text:p>
            </draw:text-box>
          </draw:frame>
        </draw:g>
        <draw:g>
          <draw:line draw:style-name="gr3" draw:text-style-name="P2" draw:layer="layout" svg:x1="13.685cm" svg:y1="17.217cm" svg:x2="13.685cm" svg:y2="15.922cm">
            <text:p/>
          </draw:line>
          <draw:line draw:style-name="gr4" draw:text-style-name="P2" draw:layer="layout" svg:x1="13.671cm" svg:y1="17.205cm" svg:x2="14.97cm" svg:y2="17.205cm">
            <text:p/>
          </draw:line>
          <draw:frame draw:style-name="gr9" draw:text-style-name="P7" draw:layer="layout" svg:width="1.01cm" svg:height="0.645cm" svg:x="13.6cm" svg:y="16.557cm">
            <draw:text-box>
              <text:p text:style-name="P6"><text:span text:style-name="T2">{j}</text:span></text:p>
            </draw:text-box>
          </draw:frame>
          <draw:frame draw:style-name="gr9" draw:text-style-name="P7" draw:layer="layout" svg:width="0.895cm" svg:height="0.645cm" svg:x="13.857cm" svg:y="17.082cm">
            <draw:text-box>
              <text:p text:style-name="P6"><text:span text:style-name="T2">x</text:span><text:span text:style-name="T3">j</text:span></text:p>
            </draw:text-box>
          </draw:frame>
          <draw:frame draw:style-name="gr9" draw:text-style-name="P7" draw:layer="layout" svg:width="0.953cm" svg:height="0.645cm" svg:x="13.164cm" svg:y="16.23cm">
            <draw:text-box>
              <text:p text:style-name="P6"><text:span text:style-name="T2">y</text:span><text:span text:style-name="T3">j</text:span></text:p>
            </draw:text-box>
          </draw:frame>
        </draw:g>
        <draw:g>
          <draw:line draw:style-name="gr3" draw:text-style-name="P2" draw:layer="layout" svg:x1="10.92cm" svg:y1="10.42cm" svg:x2="10.801cm" svg:y2="9.255cm">
            <text:p/>
          </draw:line>
          <draw:line draw:style-name="gr4" draw:text-style-name="P2" draw:layer="layout" svg:x1="10.919cm" svg:y1="10.42cm" svg:x2="12.087cm" svg:y2="10.301cm">
            <text:p/>
          </draw:line>
          <draw:frame draw:style-name="gr10" draw:text-style-name="P9" draw:layer="layout" svg:width="1.132cm" svg:height="0.654cm" draw:transform="rotate (0.102625360017267) translate (10.651cm 9.815cm)">
            <draw:text-box>
              <text:p text:style-name="P8"><text:span text:style-name="T4">{b</text:span><text:span text:style-name="T5">1</text:span><text:span text:style-name="T4">}</text:span></text:p>
            </draw:text-box>
          </draw:frame>
          <draw:frame draw:style-name="gr11" draw:text-style-name="P9" draw:layer="layout" svg:width="1.12cm" svg:height="0.649cm" draw:transform="rotate (0.101927228316469) translate (10.864cm 10.317cm)">
            <draw:text-box>
              <text:p text:style-name="P8"><text:span text:style-name="T4">x</text:span><text:span text:style-name="T5">b1</text:span></text:p>
            </draw:text-box>
          </draw:frame>
          <draw:frame draw:style-name="gr12" draw:text-style-name="P9" draw:layer="layout" svg:width="1.103cm" svg:height="0.632cm" draw:transform="rotate (0.102625360017267) translate (10.207cm 9.795cm)">
            <draw:text-box>
              <text:p text:style-name="P8"><text:span text:style-name="T4">y</text:span><text:span text:style-name="T5">b1</text:span></text:p>
            </draw:text-box>
          </draw:frame>
        </draw:g>
        <draw:g>
          <draw:line draw:style-name="gr3" draw:text-style-name="P2" draw:layer="layout" svg:x1="16.343cm" svg:y1="14.865cm" svg:x2="16.224cm" svg:y2="13.7cm">
            <text:p/>
          </draw:line>
          <draw:line draw:style-name="gr4" draw:text-style-name="P2" draw:layer="layout" svg:x1="16.342cm" svg:y1="14.865cm" svg:x2="17.51cm" svg:y2="14.746cm">
            <text:p/>
          </draw:line>
          <draw:frame draw:style-name="gr10" draw:text-style-name="P9" draw:layer="layout" svg:width="1.132cm" svg:height="0.654cm" draw:transform="rotate (0.102625360017267) translate (16.174cm 14.36cm)">
            <draw:text-box>
              <text:p text:style-name="P8"><text:span text:style-name="T4">{b</text:span><text:span text:style-name="T5">2</text:span><text:span text:style-name="T4">}</text:span></text:p>
            </draw:text-box>
          </draw:frame>
          <draw:frame draw:style-name="gr11" draw:text-style-name="P9" draw:layer="layout" svg:width="1.12cm" svg:height="0.649cm" draw:transform="rotate (0.101927228316469) translate (16.287cm 14.762cm)">
            <draw:text-box>
              <text:p text:style-name="P8"><text:span text:style-name="T4">x</text:span><text:span text:style-name="T5">b2</text:span></text:p>
            </draw:text-box>
          </draw:frame>
          <draw:frame draw:style-name="gr12" draw:text-style-name="P9" draw:layer="layout" svg:width="1.103cm" svg:height="0.632cm" draw:transform="rotate (0.102625360017267) translate (15.63cm 14.24cm)">
            <draw:text-box>
              <text:p text:style-name="P8"><text:span text:style-name="T4">y</text:span><text:span text:style-name="T5">b2</text:span></text:p>
            </draw:text-box>
          </draw:frame>
        </draw:g>
        <draw:g>
          <draw:line draw:style-name="gr3" draw:text-style-name="P2" draw:layer="layout" svg:x1="11.973cm" svg:y1="20.559cm" svg:x2="11.854cm" svg:y2="19.394cm">
            <text:p/>
          </draw:line>
          <draw:line draw:style-name="gr4" draw:text-style-name="P2" draw:layer="layout" svg:x1="11.972cm" svg:y1="20.559cm" svg:x2="13.14cm" svg:y2="20.44cm">
            <text:p/>
          </draw:line>
          <draw:frame draw:style-name="gr10" draw:text-style-name="P9" draw:layer="layout" svg:width="1.132cm" svg:height="0.654cm" draw:transform="rotate (0.102625360017267) translate (11.804cm 20.054cm)">
            <draw:text-box>
              <text:p text:style-name="P8"><text:span text:style-name="T4">{b</text:span><text:span text:style-name="T5">3</text:span><text:span text:style-name="T4">}</text:span></text:p>
            </draw:text-box>
          </draw:frame>
          <draw:frame draw:style-name="gr11" draw:text-style-name="P9" draw:layer="layout" svg:width="1.12cm" svg:height="0.649cm" draw:transform="rotate (0.101927228316469) translate (11.917cm 20.456cm)">
            <draw:text-box>
              <text:p text:style-name="P8"><text:span text:style-name="T4">x</text:span><text:span text:style-name="T5">b3</text:span></text:p>
            </draw:text-box>
          </draw:frame>
          <draw:frame draw:style-name="gr12" draw:text-style-name="P9" draw:layer="layout" svg:width="1.103cm" svg:height="0.632cm" draw:transform="rotate (0.102625360017267) translate (11.26cm 19.934cm)">
            <draw:text-box>
              <text:p text:style-name="P8"><text:span text:style-name="T4">y</text:span><text:span text:style-name="T5">b3</text:span></text:p>
            </draw:text-box>
          </draw:frame>
        </draw:g>
        <draw:g>
          <draw:line draw:style-name="gr3" draw:text-style-name="P2" draw:layer="layout" svg:x1="6.593cm" svg:y1="15.935cm" svg:x2="6.474cm" svg:y2="14.77cm">
            <text:p/>
          </draw:line>
          <draw:line draw:style-name="gr4" draw:text-style-name="P2" draw:layer="layout" svg:x1="6.592cm" svg:y1="15.935cm" svg:x2="7.76cm" svg:y2="15.816cm">
            <text:p/>
          </draw:line>
          <draw:frame draw:style-name="gr10" draw:text-style-name="P9" draw:layer="layout" svg:width="1.132cm" svg:height="0.654cm" draw:transform="rotate (0.102625360017267) translate (6.424cm 15.43cm)">
            <draw:text-box>
              <text:p text:style-name="P8"><text:span text:style-name="T4">{b</text:span><text:span text:style-name="T5">4</text:span><text:span text:style-name="T4">}</text:span></text:p>
            </draw:text-box>
          </draw:frame>
          <draw:frame draw:style-name="gr11" draw:text-style-name="P9" draw:layer="layout" svg:width="1.12cm" svg:height="0.649cm" draw:transform="rotate (0.101927228316469) translate (6.537cm 15.832cm)">
            <draw:text-box>
              <text:p text:style-name="P8"><text:span text:style-name="T4">x</text:span><text:span text:style-name="T5">b4</text:span></text:p>
            </draw:text-box>
          </draw:frame>
          <draw:frame draw:style-name="gr12" draw:text-style-name="P9" draw:layer="layout" svg:width="1.103cm" svg:height="0.632cm" draw:transform="rotate (0.102625360017267) translate (5.88cm 15.31cm)">
            <draw:text-box>
              <text:p text:style-name="P8"><text:span text:style-name="T4">y</text:span><text:span text:style-name="T5">b4</text:span></text:p>
            </draw:text-box>
          </draw:frame>
        </draw:g>
        <draw:g>
          <draw:g>
            <draw:line draw:style-name="gr3" draw:text-style-name="P2" draw:layer="layout" svg:x1="13.71cm" svg:y1="15.288cm" svg:x2="13.71cm" svg:y2="14.117cm">
              <text:p/>
            </draw:line>
            <draw:line draw:style-name="gr4" draw:text-style-name="P2" draw:layer="layout" svg:x1="13.71cm" svg:y1="15.289cm" svg:x2="14.884cm" svg:y2="15.289cm">
              <text:p/>
            </draw:line>
            <draw:frame draw:style-name="gr10" draw:text-style-name="P9" draw:layer="layout" svg:width="1.132cm" svg:height="0.654cm" draw:transform="rotate (0.00122173047639603) translate (13.693cm 14.669cm)">
              <draw:text-box>
                <text:p text:style-name="P8"><text:span text:style-name="T4">{j</text:span><text:span text:style-name="T5">1</text:span><text:span text:style-name="T4">}</text:span></text:p>
              </draw:text-box>
            </draw:frame>
            <draw:frame draw:style-name="gr13" draw:text-style-name="P9" draw:layer="layout" svg:width="0.887cm" svg:height="0.526cm" draw:transform="rotate (0.000523598775598299) translate (13.765cm 15.181cm)">
              <draw:text-box>
                <text:p text:style-name="P8"><text:span text:style-name="T4">x</text:span><text:span text:style-name="T5">j1</text:span></text:p>
              </draw:text-box>
            </draw:frame>
            <draw:frame draw:style-name="gr12" draw:text-style-name="P9" draw:layer="layout" svg:width="0.935cm" svg:height="0.632cm" draw:transform="rotate (0.00122173047639603) translate (13.065cm 14.593cm)">
              <draw:text-box>
                <text:p text:style-name="P8"><text:span text:style-name="T4">y</text:span><text:span text:style-name="T5">j1</text:span></text:p>
              </draw:text-box>
            </draw:frame>
          </draw:g>
          <draw:g>
            <draw:line draw:style-name="gr3" draw:text-style-name="P2" draw:layer="layout" svg:x1="15.615cm" svg:y1="17.193cm" svg:x2="15.615cm" svg:y2="16.022cm">
              <text:p/>
            </draw:line>
            <draw:line draw:style-name="gr4" draw:text-style-name="P2" draw:layer="layout" svg:x1="15.615cm" svg:y1="17.194cm" svg:x2="16.789cm" svg:y2="17.194cm">
              <text:p/>
            </draw:line>
            <draw:frame draw:style-name="gr10" draw:text-style-name="P9" draw:layer="layout" svg:width="1.132cm" svg:height="0.654cm" draw:transform="rotate (0.00122173047639603) translate (15.598cm 16.574cm)">
              <draw:text-box>
                <text:p text:style-name="P8"><text:span text:style-name="T4">{j</text:span><text:span text:style-name="T5">2</text:span><text:span text:style-name="T4">}</text:span></text:p>
              </draw:text-box>
            </draw:frame>
            <draw:frame draw:style-name="gr13" draw:text-style-name="P9" draw:layer="layout" svg:width="0.887cm" svg:height="0.526cm" draw:transform="rotate (0.000523598775598299) translate (15.67cm 17.086cm)">
              <draw:text-box>
                <text:p text:style-name="P8"><text:span text:style-name="T4">x</text:span><text:span text:style-name="T5">j2</text:span></text:p>
              </draw:text-box>
            </draw:frame>
            <draw:frame draw:style-name="gr12" draw:text-style-name="P9" draw:layer="layout" svg:width="0.935cm" svg:height="0.632cm" draw:transform="rotate (0.00122173047639603) translate (14.97cm 16.498cm)">
              <draw:text-box>
                <text:p text:style-name="P8"><text:span text:style-name="T4">y</text:span><text:span text:style-name="T5">j2</text:span></text:p>
              </draw:text-box>
            </draw:frame>
          </draw:g>
          <draw:g>
            <draw:line draw:style-name="gr3" draw:text-style-name="P2" draw:layer="layout" svg:x1="13.71cm" svg:y1="19.098cm" svg:x2="13.71cm" svg:y2="17.927cm">
              <text:p/>
            </draw:line>
            <draw:line draw:style-name="gr4" draw:text-style-name="P2" draw:layer="layout" svg:x1="13.71cm" svg:y1="19.099cm" svg:x2="14.884cm" svg:y2="19.099cm">
              <text:p/>
            </draw:line>
            <draw:frame draw:style-name="gr10" draw:text-style-name="P9" draw:layer="layout" svg:width="1.132cm" svg:height="0.654cm" draw:transform="rotate (0.00122173047639603) translate (13.693cm 18.479cm)">
              <draw:text-box>
                <text:p text:style-name="P8"><text:span text:style-name="T4">{j</text:span><text:span text:style-name="T5">3</text:span><text:span text:style-name="T4">}</text:span></text:p>
              </draw:text-box>
            </draw:frame>
            <draw:frame draw:style-name="gr13" draw:text-style-name="P9" draw:layer="layout" svg:width="0.887cm" svg:height="0.526cm" draw:transform="rotate (0.000523598775598299) translate (13.765cm 18.991cm)">
              <draw:text-box>
                <text:p text:style-name="P8"><text:span text:style-name="T4">x</text:span><text:span text:style-name="T5">j3</text:span></text:p>
              </draw:text-box>
            </draw:frame>
            <draw:frame draw:style-name="gr12" draw:text-style-name="P9" draw:layer="layout" svg:width="0.935cm" svg:height="0.632cm" draw:transform="rotate (0.00122173047639603) translate (13.065cm 18.403cm)">
              <draw:text-box>
                <text:p text:style-name="P8"><text:span text:style-name="T4">y</text:span><text:span text:style-name="T5">j3</text:span></text:p>
              </draw:text-box>
            </draw:frame>
          </draw:g>
          <draw:g>
            <draw:line draw:style-name="gr3" draw:text-style-name="P2" draw:layer="layout" svg:x1="11.805cm" svg:y1="17.193cm" svg:x2="11.805cm" svg:y2="16.022cm">
              <text:p/>
            </draw:line>
            <draw:line draw:style-name="gr4" draw:text-style-name="P2" draw:layer="layout" svg:x1="11.805cm" svg:y1="17.194cm" svg:x2="12.979cm" svg:y2="17.194cm">
              <text:p/>
            </draw:line>
            <draw:frame draw:style-name="gr10" draw:text-style-name="P9" draw:layer="layout" svg:width="1.132cm" svg:height="0.654cm" draw:transform="rotate (0.00122173047639603) translate (11.788cm 16.574cm)">
              <draw:text-box>
                <text:p text:style-name="P8"><text:span text:style-name="T4">{j</text:span><text:span text:style-name="T5">4</text:span><text:span text:style-name="T4">}</text:span></text:p>
              </draw:text-box>
            </draw:frame>
            <draw:frame draw:style-name="gr13" draw:text-style-name="P9" draw:layer="layout" svg:width="0.887cm" svg:height="0.526cm" draw:transform="rotate (0.000523598775598299) translate (11.86cm 17.086cm)">
              <draw:text-box>
                <text:p text:style-name="P8"><text:span text:style-name="T4">x</text:span><text:span text:style-name="T5">j4</text:span></text:p>
              </draw:text-box>
            </draw:frame>
            <draw:frame draw:style-name="gr12" draw:text-style-name="P9" draw:layer="layout" svg:width="0.935cm" svg:height="0.632cm" draw:transform="rotate (0.00122173047639603) translate (11.16cm 16.498cm)">
              <draw:text-box>
                <text:p text:style-name="P8"><text:span text:style-name="T4">y</text:span><text:span text:style-name="T5">j4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6" draw:display-name="Arrowheads 6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2T13:58:11.421227683</meta:creation-date>
    <dc:date>2023-12-23T16:02:31.205667196</dc:date>
    <meta:editing-duration>P1DT51M58S</meta:editing-duration>
    <meta:editing-cycles>2</meta:editing-cycles>
    <meta:generator>LibreOffice/7.3.7.2$Linux_X86_64 LibreOffice_project/30$Build-2</meta:generator>
    <meta:document-statistic meta:object-count="75"/>
  </office:meta>
</office:document-meta>
</file>